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 fo:break-before="page"/>
    </style:style>
    <style:style style:name="P3" style:family="paragraph" style:parent-style-name="normal" style:master-page-name="Standard">
      <style:paragraph-properties fo:text-align="center" style:justify-single-word="false" style:page-number="1"/>
    </style:style>
    <style:style style:name="P4" style:family="paragraph" style:parent-style-name="normal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5" style:family="paragraph" style:parent-style-name="normal">
      <style:paragraph-properties fo:text-align="start" style:justify-single-word="false"/>
    </style:style>
    <style:style style:name="P6" style:family="paragraph" style:parent-style-name="normal">
      <style:paragraph-properties fo:text-align="start" style:justify-single-word="false"/>
      <style:text-properties fo:font-weight="bold" style:font-weight-asian="bold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apeamento - Grupo 10</text:span></text:p>
      <text:p text:style-name="P4"/>
      <text:p text:style-name="P5">* -&gt; Tabelas finais</text:p>
      <text:p text:style-name="P4"/>
      <text:p text:style-name="P5"><text:span text:style-name="T2">Regra 1</text:span> - Entidades Regulares:</text:p>
      <text:p text:style-name="P5">Paciente (<text:span text:style-name="T3">id_pac</text:span>, nome, endereço, telefone<text:span text:style-name="T4">MV</text:span>, cpf, dta_nasc, num_saúde, sexo, rg, nome_mãe)</text:p>
      <text:p text:style-name="P5">Exame (<text:span text:style-name="T3">id</text:span>, tipo, data)*</text:p>
      <text:p text:style-name="P5">Diagnóstico (<text:span text:style-name="T3">cid</text:span>, descr)*</text:p>
      <text:p text:style-name="P5">Material (<text:span text:style-name="T3">cod</text:span>, nome, qtd, tipo material)</text:p>
      <text:p text:style-name="P5"/>
      <text:p text:style-name="P5"><text:span text:style-name="T2">Regra 10</text:span> - Generalização: </text:p>
      <text:p text:style-name="P5">Funcionário (<text:span text:style-name="T3">id_func</text:span>, nome, senha, turno, email, telefone<text:span text:style-name="T4">MV</text:span>, tipo)</text:p>
      <text:p text:style-name="P5">Func_Atendente (<text:span text:style-name="T3">id_func</text:span><text:span text:style-name="T5">CE</text:span>, salario)*</text:p>
      <text:p text:style-name="P5">Func_Estoquista (<text:span text:style-name="T3">id_func</text:span><text:span text:style-name="T5">CE</text:span>, setor)*</text:p>
      <text:p text:style-name="P5">Func_Prof_saúde (<text:span text:style-name="T3">id_func</text:span><text:span text:style-name="T5">CE</text:span>, num_reg, tipo)*</text:p>
      <text:p text:style-name="P5">Func_Prof_saúde_Médico (<text:span text:style-name="T3">id_func</text:span><text:span text:style-name="T5">CE</text:span>, crm, especialidade)*</text:p>
      <text:p text:style-name="P5">Func_Prof_saúde_Farmacêutico (<text:span text:style-name="T3">id_func</text:span><text:span text:style-name="T5">EC</text:span>, crf, especialidade)*</text:p>
      <text:p text:style-name="P5">Func_Prof_saúde_Enfermeiro (<text:span text:style-name="T3">id_func</text:span><text:span text:style-name="T5">CE</text:span>, licença)*</text:p>
      <text:p text:style-name="P5">Atendimento (<text:span text:style-name="T3">id_paciente</text:span><text:span text:style-name="T5">CE</text:span>, <text:span text:style-name="T3">seq_atendimento</text:span>, urgência, hra_início, data, tipo)</text:p>
      <text:p text:style-name="P5">Atendimento_Urgência (<text:span text:style-name="T3">id_paciente</text:span><text:span text:style-name="T5">CE</text:span><text:span text:style-name="T3">, seq_atendimento</text:span><text:span text:style-name="T5">CE</text:span>, enfermidade, assistência)*</text:p>
      <text:p text:style-name="P5">Atendimento_Emergência (<text:span text:style-name="T3">id_paciente</text:span><text:span text:style-name="T5">CE</text:span>,<text:span text:style-name="T3">seq_atendimento</text:span><text:span text:style-name="T5">CE</text:span>, tratamento, enfermidade)*</text:p>
      <text:p text:style-name="P5">Material_Medicamento (<text:span text:style-name="T3">cod_medicamento</text:span><text:span text:style-name="T5">CE</text:span>, efeitos<text:span text:style-name="T4">MV</text:span>, instruções)</text:p>
      <text:p text:style-name="P5"/>
      <text:p text:style-name="P5"><text:span text:style-name="T2">Regra 4</text:span> - Entidades Fracas:</text:p>
      <text:p text:style-name="P5">Triagem (<text:span text:style-name="T3">seq_triagem</text:span>, <text:span text:style-name="T3">id_pac</text:span><text:span text:style-name="T5">CE,</text:span>, prontuário, temperatura)</text:p>
      <text:p text:style-name="P5">Paciente_passa_por_Internação (<text:span text:style-name="T3">seq_inter, seq_atendimento</text:span><text:span text:style-name="T5">CE</text:span>, <text:span text:style-name="T3">id_pac</text:span><text:span text:style-name="T5">CE</text:span>, leito, duração)*</text:p>
      <text:p text:style-name="P5">Receita (<text:span text:style-name="T3">seq_rec</text:span>, <text:span text:style-name="T3">id_pac</text:span><text:span text:style-name="T5">CE</text:span>, data)</text:p>
      <text:p text:style-name="P5"/>
      <text:p text:style-name="P5"><text:span text:style-name="T2">Regra 2</text:span> - Atributos Multivalorados:</text:p>
      <text:p text:style-name="P5"><text:soft-page-break/>Funcionário (<text:span text:style-name="T3">id_func</text:span>, nome, senha, turno, email)</text:p>
      <text:p text:style-name="P5">Func_Tel (<text:span text:style-name="T3">id_func</text:span><text:span text:style-name="T5">CE</text:span>, <text:span text:style-name="T3">telefone</text:span>)*</text:p>
      <text:p text:style-name="P5">Paciente (<text:span text:style-name="T3">id_pac</text:span>, nome, endereço, cpf, dta_nasc, num_saúde, sexo, rg, nome_mãe)</text:p>
      <text:p text:style-name="P5">Pac_Tel (<text:span text:style-name="T3">id_pac</text:span><text:span text:style-name="T5">CE</text:span><text:span text:style-name="T3">,</text:span> <text:span text:style-name="T3">telefone</text:span>)*</text:p>
      <text:p text:style-name="P5">Material_Medicamento (<text:span text:style-name="T3">cod</text:span><text:span text:style-name="T5">CE</text:span>, instruções)*</text:p>
      <text:p text:style-name="P5">Mat_Med_Efe(<text:span text:style-name="T3">cod</text:span><text:span text:style-name="T4">CE</text:span>, <text:span text:style-name="T3">efeito</text:span>)*</text:p>
      <text:p text:style-name="P5"/>
      <text:p text:style-name="P5"><text:span text:style-name="T2">Regra 3</text:span> - Atributos Compostos:</text:p>
      <text:p text:style-name="P5">Paciente (<text:span text:style-name="T3">id_pac</text:span>, nome, num, logradouro, cidade, estado, cep, complemento, cpf, dta_nasc, sus, hygia, sexo, rg, nome_mãe)</text:p>
      <text:p text:style-name="P5"/>
      <text:p text:style-name="P5"><text:span text:style-name="T2">Regra 5</text:span> - Relacionamentos 1:1: OK</text:p>
      <text:p text:style-name="P5"/>
      <text:p text:style-name="P5"><text:span text:style-name="T2">Regra 6</text:span> - Relacionamentos 1:N (não fraco):</text:p>
      <text:p text:style-name="P5">Receita (<text:span text:style-name="T3">seq_rec</text:span>, <text:span text:style-name="T3">id_pac</text:span><text:span text:style-name="T5">CE</text:span>, data, id_func_farmaceutico<text:span text:style-name="T4">CE</text:span>, id_func_medico<text:span text:style-name="T4">CE</text:span>)*</text:p>
      <text:p text:style-name="P5">Triagem (<text:span text:style-name="T3">seq_triagem</text:span>, <text:span text:style-name="T3">id_pac</text:span><text:span text:style-name="T5">CE,</text:span>, prontuário, temperatura, <text:s/>id_func_enfermeiro<text:span text:style-name="T4">CE</text:span>)*</text:p>
      <text:p text:style-name="P5">Paciente (<text:span text:style-name="T3">id_pac</text:span>, nome, num, logradouro, cidade, estado, cep, complemento, cpf, dta_nasc, sus, hygia, sexo, rg, nome_mãe, id_func_atendente<text:span text:style-name="T4">CE</text:span>)</text:p>
      <text:p text:style-name="P5">Material (<text:span text:style-name="T3">cod</text:span>, nome, qtd, num_sala<text:span text:style-name="T4">CE</text:span>)*</text:p>
      <text:p text:style-name="P5">Atendimento (<text:span text:style-name="T3">id_paciente</text:span><text:span text:style-name="T5">CE</text:span>, <text:span text:style-name="T3">seq_atendimento</text:span>, urgência, hra_início, num_sala<text:span text:style-name="T4">CE</text:span>)*</text:p>
      <text:p text:style-name="P5"/>
      <text:p text:style-name="P5"><text:span text:style-name="T2">Regra 7</text:span> - <text:s/>Relacionamentos M:N:</text:p>
      <text:p text:style-name="P5">Diagnóstico_baseado_em_Exame (<text:span text:style-name="T3">id_exame</text:span><text:span text:style-name="T4">CE</text:span>, <text:span text:style-name="T3">cid</text:span><text:span text:style-name="T4">CE</text:span>)*</text:p>
      <text:p text:style-name="P5">Enfermeiro_aux_Atendimento (<text:span text:style-name="T3">id_func</text:span><text:span text:style-name="T4">CE</text:span>, <text:span text:style-name="T3">id_paciente</text:span><text:span text:style-name="T4">CE</text:span>, <text:span text:style-name="T3">seq_atend</text:span><text:span text:style-name="T4">CE</text:span>)*</text:p>
      <text:p text:style-name="P5">Estoquista_repõe_Material (<text:span text:style-name="T3">id_func</text:span><text:span text:style-name="T4">CE</text:span>, <text:span text:style-name="T3">cod_material</text:span><text:span text:style-name="T4">CE</text:span>, qtd)*</text:p>
      <text:p text:style-name="P5">Receita_para_Medicamento (<text:span text:style-name="T3">id_paciente</text:span><text:span text:style-name="T4">CE</text:span>, <text:span text:style-name="T3">seq_receita</text:span><text:span text:style-name="T4">CE</text:span>, <text:span text:style-name="T3">cod_medi</text:span><text:span text:style-name="T4">CE</text:span>, qtd, posologia)*</text:p>
      <text:p text:style-name="P5">Atendimento_utiliza_Material (<text:span text:style-name="T3">seq_atend</text:span><text:span text:style-name="T4">CE</text:span>, <text:s/><text:span text:style-name="T3">id_paciente</text:span><text:span text:style-name="T4">CE</text:span>, <text:span text:style-name="T3">cod_material</text:span><text:span text:style-name="T4">CE</text:span>, qtd)*</text:p>
      <text:p text:style-name="P5"/>
      <text:p text:style-name="P5"><text:span text:style-name="T2">Regra 8</text:span> - Relacionamento Ternário ou Superior: OK</text:p>
      <text:p text:style-name="P5"/>
      <text:p text:style-name="P5"><text:span text:style-name="T2">Regra 9</text:span> - Relacionamento Agregação: OK</text:p>
      <text:p text:style-name="P5"/>
      <text:p text:style-name="P5"/>
      <text:p text:style-name="P2"><text:span text:style-name="T1">Normalização</text:span></text:p>
      <text:p text:style-name="P5"/>
      <text:p text:style-name="P5"/>
      <text:p text:style-name="P5"><text:span text:style-name="T2">F.N. 1: OK</text:span></text:p>
      <text:p text:style-name="P5"><text:span text:style-name="T2">F.N. 2: OK</text:span></text:p>
      <text:p text:style-name="P5"><text:span text:style-name="T2">F.N. 3: </text:span></text:p>
      <text:p text:style-name="P5">Paciente (<text:span text:style-name="T3">id_pac</text:span>, nome, num, cep<text:span text:style-name="T4">CE</text:span>, complemento, cpf, dta_nasc, sus, hygia, sexo, rg, nome_mãe, id_func_atendente<text:span text:style-name="T4">CE</text:span>)*</text:p>
      <text:p text:style-name="P5"><text:span text:style-name="T2">F.N. 4: OK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1">Tabelas Finais</text:span></text:p>
      <text:p text:style-name="P5"><text:soft-page-break/></text:p>
      <text:p text:style-name="P5">Exame (<text:span text:style-name="T3">id</text:span>, tipo, data)*</text:p>
      <text:p text:style-name="P5">Diagnóstico (<text:span text:style-name="T3">cid</text:span>, descr)*</text:p>
      <text:p text:style-name="P5">Func_Atendente (<text:span text:style-name="T3">id_func</text:span><text:span text:style-name="T4">CE</text:span>, salario)*</text:p>
      <text:p text:style-name="P5">Func_Estoquista (<text:span text:style-name="T3">id_func</text:span><text:span text:style-name="T4">CE</text:span>, setor)*</text:p>
      <text:p text:style-name="P5">Func_Prof_saúde (<text:span text:style-name="T3">id_func</text:span><text:span text:style-name="T4">CE</text:span>, num_reg)*</text:p>
      <text:p text:style-name="P5">Func_Prof_saúde_Médico (<text:span text:style-name="T3">id_func</text:span><text:span text:style-name="T4">CE</text:span>, crm, especialidade)*</text:p>
      <text:p text:style-name="P5">Func_Prof_saúde_Farmacêutico (<text:span text:style-name="T3">id_func</text:span><text:span text:style-name="T4">CE</text:span>, crf, especialidade)*</text:p>
      <text:p text:style-name="P5">Func_Prof_saúde_Enfermeiro (<text:span text:style-name="T3">id_func</text:span><text:span text:style-name="T4">CE</text:span>, licença)*</text:p>
      <text:p text:style-name="P5">Atendimento_Urgência (<text:span text:style-name="T3">id_paciente</text:span><text:span text:style-name="T4">CE</text:span><text:span text:style-name="T3">, seq_atendimento</text:span><text:span text:style-name="T4">CE</text:span>, enfermidade, assistência)*</text:p>
      <text:p text:style-name="P5">Atendimento_Emergência (<text:span text:style-name="T3">id_paciente</text:span><text:span text:style-name="T4">CE</text:span>,<text:span text:style-name="T3">seq_atendimento</text:span><text:span text:style-name="T4">CE</text:span>, tratamento, enfermidade)*</text:p>
      <text:p text:style-name="P5">Internação (<text:span text:style-name="T3">seq_inter, seq_atendimento</text:span><text:span text:style-name="T4">CE</text:span>, <text:span text:style-name="T3">id_pac</text:span><text:span text:style-name="T5">CE</text:span>, leito, duração)*</text:p>
      <text:p text:style-name="P5">Receita (<text:span text:style-name="T3">seq_rec</text:span>, <text:span text:style-name="T3">id_pac</text:span><text:span text:style-name="T5">CE</text:span>, data, id_func_farmaceutico<text:span text:style-name="T4">CE</text:span>, id_func_medico<text:span text:style-name="T4">CE</text:span>)*</text:p>
      <text:p text:style-name="P5">Triagem (<text:span text:style-name="T3">seq_triagem</text:span>, <text:span text:style-name="T3">id_pac</text:span><text:span text:style-name="T5">CE,</text:span>, prontuário, temperatura, <text:s/>id_func_enfermeiro<text:span text:style-name="T4">CE</text:span>)*</text:p>
      <text:p text:style-name="P5">Material (<text:span text:style-name="T3">cod</text:span>, nome, qtd, num_sala)*</text:p>
      <text:p text:style-name="P5">Atendimento (<text:span text:style-name="T3">id_paciente</text:span><text:span text:style-name="T4">CE</text:span>, <text:span text:style-name="T3">seq_atendimento</text:span>, urgência, hra_início, num_sala<text:span text:style-name="T4">CE</text:span>)*</text:p>
      <text:p text:style-name="P5">Diagnóstico_baseado_em_Exame (<text:span text:style-name="T3">id_exame</text:span><text:span text:style-name="T4">CE</text:span>, <text:span text:style-name="T3">cid</text:span><text:span text:style-name="T4">CE</text:span>)*</text:p>
      <text:p text:style-name="P5">Enfermeiro_aux_Atendimento (<text:span text:style-name="T3">id_func</text:span><text:span text:style-name="T4">CE</text:span>, <text:span text:style-name="T3">id_paciente</text:span><text:span text:style-name="T4">CE</text:span>, <text:span text:style-name="T3">seq_atend</text:span><text:span text:style-name="T4">CE</text:span>)*</text:p>
      <text:p text:style-name="P5">Estoquista_repõe_Material (<text:span text:style-name="T3">id_func</text:span><text:span text:style-name="T4">CE</text:span>, <text:span text:style-name="T3">cod_material</text:span><text:span text:style-name="T4">CE</text:span>, qtd)*</text:p>
      <text:p text:style-name="P5">Receita_para_Medicamento (<text:span text:style-name="T3">id_paciente</text:span><text:span text:style-name="T4">CE</text:span>, <text:span text:style-name="T3">seq_receita</text:span><text:span text:style-name="T4">CE</text:span>, <text:span text:style-name="T3">cod_medi</text:span><text:span text:style-name="T4">CE</text:span>, qtd, posologia)*</text:p>
      <text:p text:style-name="P5">Atendimento_utiliza_Material (<text:span text:style-name="T3">seq_atend</text:span><text:span text:style-name="T4">CE</text:span>, <text:span text:style-name="T3">id_paciente</text:span><text:span text:style-name="T4">CE</text:span>, <text:span text:style-name="T3">cod_material</text:span><text:span text:style-name="T4">CE</text:span>, qtd)*</text:p>
      <text:p text:style-name="P5">Paciente (<text:span text:style-name="T3">id_pac</text:span>, nome, num, cep<text:span text:style-name="T4">CE</text:span>, complemento, cpf, dta_nasc, sus, hygia, sexo, rg, nome_mãe, id_func_atendente<text:span text:style-name="T4">CE</text:span>)*</text:p>
      <text:p text:style-name="P5">Endereço (<text:span text:style-name="T3">cep</text:span>, logradouro, cidade, estado)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4" meta:paragraph-count="76" meta:word-count="391" meta:character-count="4020" meta:non-whitespace-character-count="3699"/>
    <meta:generator>LibreOffice/7.3.3.2$Linux_X86_64 LibreOffice_project/30$Build-2</meta:generator>
  </office:meta>
</office:document-meta>
</file>